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39.14mm" svg:height="30.29mm" svg:x="123mm" svg:y="4.53mm">
            <loext:p draw:notify-on-update-of-ranges="Лист1.A1:Лист1.A1 Лист1.A2:Лист1.A2 Лист1.B1:Лист1.B1 Лист1.B2:Лист1.B2 Лист1.C1:Лист1.C1 Лист1.C2:Лист1.C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9.14mm" svg:height="30.29mm" svg:x="122.6mm" svg:y="37.25mm">
            <loext:p draw:notify-on-update-of-ranges="Лист1.A3:Лист1.A3 Лист1.B1:Лист1.B1 Лист1.B3:Лист1.B3 Лист1.C1:Лист1.C1 Лист1.C3:Лист1.C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9.14mm" svg:height="30.29mm" svg:x="122.4mm" svg:y="70mm">
            <loext:p draw:notify-on-update-of-ranges="Лист1.A4:Лист1.A4 Лист1.B1:Лист1.B1 Лист1.B4:Лист1.B4 Лист1.C1:Лист1.C1 Лист1.C4:Лист1.C4 Лист1.D1:Лист1.D1 Лист1.D4:Лист1.D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39.14mm" svg:height="30.29mm" svg:x="123.57mm" svg:y="101.61mm">
            <loext:p draw:notify-on-update-of-ranges="Лист1.A5:Лист1.A5 Лист1.B1:Лист1.B1 Лист1.B5:Лист1.B5 Лист1.C1:Лист1.C1 Лист1.C5:Лист1.C5 Лист1.D1:Лист1.D1 Лист1.D5:Лист1.D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xs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native</text:p>
          </table:table-cell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1.09687" calcext:value-type="float">
            <text:p>1,09687</text:p>
          </table:table-cell>
          <table:table-cell office:value-type="float" office:value="2.41203" calcext:value-type="float">
            <text:p>2,41203</text:p>
          </table:table-cell>
          <table:table-cell/>
        </table:table-row>
        <table:table-row table:style-name="ro1">
          <table:table-cell office:value-type="string" calcext:value-type="string">
            <text:p>factorial <text:s text:c="7"/></text:p>
          </table:table-cell>
          <table:table-cell office:value-type="float" office:value="0.502171" calcext:value-type="float">
            <text:p>0,502171</text:p>
          </table:table-cell>
          <table:table-cell office:value-type="float" office:value="5.94655" calcext:value-type="float">
            <text:p>5,94655</text:p>
          </table:table-cell>
          <table:table-cell/>
        </table:table-row>
        <table:table-row table:style-name="ro1">
          <table:table-cell office:value-type="string" calcext:value-type="string">
            <text:p>split <text:s text:c="13"/></text:p>
          </table:table-cell>
          <table:table-cell office:value-type="float" office:value="0.632463" calcext:value-type="float">
            <text:p>0,632463</text:p>
          </table:table-cell>
          <table:table-cell office:value-type="float" office:value="4.56274" calcext:value-type="float">
            <text:p>4,56274</text:p>
          </table:table-cell>
          <table:table-cell office:value-type="float" office:value="0.578999" calcext:value-type="float">
            <text:p>0,578999</text:p>
          </table:table-cell>
        </table:table-row>
        <table:table-row table:style-name="ro1">
          <table:table-cell office:value-type="string" calcext:value-type="string">
            <text:p>substr</text:p>
          </table:table-cell>
          <table:table-cell office:value-type="float" office:value="0.964737" calcext:value-type="float">
            <text:p>0,964737</text:p>
          </table:table-cell>
          <table:table-cell office:value-type="float" office:value="8.07099" calcext:value-type="float">
            <text:p>8,07099</text:p>
          </table:table-cell>
          <table:table-cell office:value-type="float" office:value="0.420273" calcext:value-type="float">
            <text:p>0,420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7:57:14.845000000</meta:creation-date>
    <meta:generator>LibreOffice/5.0.5.2$Windows_x86 LibreOffice_project/55b006a02d247b5f7215fc6ea0fde844b30035b3</meta:generator>
    <dc:date>2017-06-17T19:57:20.388000000</dc:date>
    <meta:editing-duration>PT1H44M13S</meta:editing-duration>
    <meta:editing-cycles>4</meta:editing-cycles>
    <meta:document-statistic meta:table-count="1" meta:cell-count="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999999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15cm" svg:height="3.03cm" xlink:href=".." xlink:type="simple" chart:class="chart:bar" chart:style-name="ch1">
        <chart:plot-area chart:style-name="ch2" table:cell-range-address="Лист1.A1:Лист1.C2" chart:data-source-has-labels="both" svg:x="0.278cm" svg:y="0.06cm" svg:width="13.359cm" svg:height="1.929cm">
          <chartooo:coordinate-region svg:x="2.54cm" svg:y="0.06cm" svg:width="11.003cm" svg:height="1.282cm"/>
          <chart:axis chart:dimension="x" chart:name="primary-x" chart:style-name="ch3" chartooo:axis-type="auto">
            <chartooo:date-scale/>
            <chart:categories table:cell-range-address="Лист1.A2:Лист1.A2"/>
          </chart:axis>
          <chart:axis chart:dimension="y" chart:name="primary-y" chart:style-name="ch4">
            <chart:title svg:x="6.71cm" svg:y="1.849cm" chart:style-name="ch5">
              <text:p>seconds</text:p>
            </chart:title>
            <chart:grid chart:style-name="ch6" chart:class="major"/>
          </chart:axis>
          <chart:series chart:style-name="ch7" chart:values-cell-range-address="Лист1.B2:Лист1.B2" chart:label-cell-address="Лист1.B1:Лист1.B1" chart:class="chart:bar">
            <chart:data-point/>
          </chart:series>
          <chart:series chart:style-name="ch8" chart:values-cell-range-address="Лист1.C2:Лист1.C2" chart:label-cell-address="Лист1.C1:Лист1.C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Лист1.B1:Лист1.B1</svg:desc>
                </draw:g>
              </table:table-cell>
              <table:table-cell office:value-type="string">
                <text:p>perl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plication</text:p>
                <draw:g>
                  <svg:desc>Лист1.A2:Лист1.A2</svg:desc>
                </draw:g>
              </table:table-cell>
              <table:table-cell office:value-type="float" office:value="1.09687">
                <text:p>1.09687</text:p>
                <draw:g>
                  <svg:desc>Лист1.B2:Лист1.B2</svg:desc>
                </draw:g>
              </table:table-cell>
              <table:table-cell office:value-type="float" office:value="2.41203">
                <text:p>2.41203</text:p>
                <draw:g>
                  <svg:desc>Лист1.C2:Лист1.C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999999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15cm" svg:height="3.03cm" xlink:href=".." xlink:type="simple" chart:class="chart:bar" chart:style-name="ch1">
        <chart:plot-area chart:style-name="ch2" table:cell-range-address="Лист1.A3:Лист1.C3 Лист1.B1:Лист1.C1" chart:data-source-has-labels="both" svg:x="0.278cm" svg:y="0.06cm" svg:width="13.359cm" svg:height="1.929cm">
          <chartooo:coordinate-region svg:x="2.566cm" svg:y="0.06cm" svg:width="10.977cm" svg:height="1.282cm"/>
          <chart:axis chart:dimension="x" chart:name="primary-x" chart:style-name="ch3" chartooo:axis-type="auto">
            <chartooo:date-scale/>
            <chart:categories table:cell-range-address="Лист1.A3:Лист1.A3"/>
          </chart:axis>
          <chart:axis chart:dimension="y" chart:name="primary-y" chart:style-name="ch4">
            <chart:title svg:x="6.712cm" svg:y="1.849cm" chart:style-name="ch5">
              <text:p>seconds</text:p>
            </chart:title>
            <chart:grid chart:style-name="ch6" chart:class="major"/>
          </chart:axis>
          <chart:series chart:style-name="ch7" chart:values-cell-range-address="Лист1.B3:Лист1.B3" chart:label-cell-address="Лист1.B1:Лист1.B1" chart:class="chart:bar">
            <chart:data-point/>
          </chart:series>
          <chart:series chart:style-name="ch8" chart:values-cell-range-address="Лист1.C3:Лист1.C3" chart:label-cell-address="Лист1.C1:Лист1.C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Лист1.B1:Лист1.B1</svg:desc>
                </draw:g>
              </table:table-cell>
              <table:table-cell office:value-type="string">
                <text:p>perl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ctorial        </text:p>
                <draw:g>
                  <svg:desc>Лист1.A3:Лист1.A3</svg:desc>
                </draw:g>
              </table:table-cell>
              <table:table-cell office:value-type="float" office:value="0.502171">
                <text:p>0.502171</text:p>
                <draw:g>
                  <svg:desc>Лист1.B3:Лист1.B3</svg:desc>
                </draw:g>
              </table:table-cell>
              <table:table-cell office:value-type="float" office:value="5.94655">
                <text:p>5.94655</text:p>
                <draw:g>
                  <svg:desc>Лист1.C3:Лист1.C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999999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15cm" svg:height="3.03cm" xlink:href=".." xlink:type="simple" chart:class="chart:bar" chart:style-name="ch1">
        <chart:plot-area chart:style-name="ch2" table:cell-range-address="Лист1.A4:Лист1.D4 Лист1.B1:Лист1.D1" chart:data-source-has-labels="both" svg:x="0.278cm" svg:y="0.06cm" svg:width="13.359cm" svg:height="1.929cm">
          <chartooo:coordinate-region svg:x="2.646cm" svg:y="0.06cm" svg:width="10.897cm" svg:height="1.282cm"/>
          <chart:axis chart:dimension="x" chart:name="primary-x" chart:style-name="ch3" chartooo:axis-type="auto">
            <chartooo:date-scale/>
            <chart:categories table:cell-range-address="Лист1.A4:Лист1.A4"/>
          </chart:axis>
          <chart:axis chart:dimension="y" chart:name="primary-y" chart:style-name="ch4">
            <chart:title svg:x="6.714cm" svg:y="1.849cm" chart:style-name="ch5">
              <text:p>seconds</text:p>
            </chart:title>
            <chart:grid chart:style-name="ch6" chart:class="major"/>
          </chart:axis>
          <chart:series chart:style-name="ch7" chart:values-cell-range-address="Лист1.B4:Лист1.B4" chart:label-cell-address="Лист1.B1:Лист1.B1" chart:class="chart:bar">
            <chart:data-point/>
          </chart:series>
          <chart:series chart:style-name="ch8" chart:values-cell-range-address="Лист1.C4:Лист1.C4" chart:label-cell-address="Лист1.C1:Лист1.C1" chart:class="chart:bar">
            <chart:data-point/>
          </chart:series>
          <chart:series chart:style-name="ch9" chart:values-cell-range-address="Лист1.D4:Лист1.D4" chart:label-cell-address="Лист1.D1:Лист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Лист1.B1:Лист1.B1</svg:desc>
                </draw:g>
              </table:table-cell>
              <table:table-cell office:value-type="string">
                <text:p>perl</text:p>
                <draw:g>
                  <svg:desc>Лист1.C1:Лист1.C1</svg:desc>
                </draw:g>
              </table:table-cell>
              <table:table-cell office:value-type="string">
                <text:p>native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lit              </text:p>
                <draw:g>
                  <svg:desc>Лист1.A4:Лист1.A4</svg:desc>
                </draw:g>
              </table:table-cell>
              <table:table-cell office:value-type="float" office:value="0.632463">
                <text:p>0.632463</text:p>
                <draw:g>
                  <svg:desc>Лист1.B4:Лист1.B4</svg:desc>
                </draw:g>
              </table:table-cell>
              <table:table-cell office:value-type="float" office:value="4.56274">
                <text:p>4.56274</text:p>
                <draw:g>
                  <svg:desc>Лист1.C4:Лист1.C4</svg:desc>
                </draw:g>
              </table:table-cell>
              <table:table-cell office:value-type="float" office:value="0.578999">
                <text:p>0.578999</text:p>
                <draw:g>
                  <svg:desc>Лист1.D4:Лист1.D4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color="#999999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15cm" svg:height="3.03cm" xlink:href=".." xlink:type="simple" chart:class="chart:bar" chart:style-name="ch1">
        <chart:plot-area chart:style-name="ch2" table:cell-range-address="Лист1.A5:Лист1.D5 Лист1.B1:Лист1.D1" chart:data-source-has-labels="both" svg:x="0.278cm" svg:y="0.06cm" svg:width="13.359cm" svg:height="1.929cm">
          <chartooo:coordinate-region svg:x="1.482cm" svg:y="0.06cm" svg:width="12.061cm" svg:height="1.282cm"/>
          <chart:axis chart:dimension="x" chart:name="primary-x" chart:style-name="ch3" chartooo:axis-type="auto">
            <chartooo:date-scale/>
            <chart:categories table:cell-range-address="Лист1.A5:Лист1.A5"/>
          </chart:axis>
          <chart:axis chart:dimension="y" chart:name="primary-y" chart:style-name="ch4">
            <chart:title svg:x="6.716cm" svg:y="1.849cm" chart:style-name="ch5">
              <text:p>seconds</text:p>
            </chart:title>
            <chart:grid chart:style-name="ch6" chart:class="major"/>
          </chart:axis>
          <chart:series chart:style-name="ch7" chart:values-cell-range-address="Лист1.B5:Лист1.B5" chart:label-cell-address="Лист1.B1:Лист1.B1" chart:class="chart:bar">
            <chart:data-point/>
          </chart:series>
          <chart:series chart:style-name="ch8" chart:values-cell-range-address="Лист1.C5:Лист1.C5" chart:label-cell-address="Лист1.C1:Лист1.C1" chart:class="chart:bar">
            <chart:data-point/>
          </chart:series>
          <chart:series chart:style-name="ch9" chart:values-cell-range-address="Лист1.D5:Лист1.D5" chart:label-cell-address="Лист1.D1:Лист1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s</text:p>
                <draw:g>
                  <svg:desc>Лист1.B1:Лист1.B1</svg:desc>
                </draw:g>
              </table:table-cell>
              <table:table-cell office:value-type="string">
                <text:p>perl</text:p>
                <draw:g>
                  <svg:desc>Лист1.C1:Лист1.C1</svg:desc>
                </draw:g>
              </table:table-cell>
              <table:table-cell office:value-type="string">
                <text:p>native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bstr</text:p>
                <draw:g>
                  <svg:desc>Лист1.A5:Лист1.A5</svg:desc>
                </draw:g>
              </table:table-cell>
              <table:table-cell office:value-type="float" office:value="0.964737">
                <text:p>0.964737</text:p>
                <draw:g>
                  <svg:desc>Лист1.B5:Лист1.B5</svg:desc>
                </draw:g>
              </table:table-cell>
              <table:table-cell office:value-type="float" office:value="8.07099">
                <text:p>8.07099</text:p>
                <draw:g>
                  <svg:desc>Лист1.C5:Лист1.C5</svg:desc>
                </draw:g>
              </table:table-cell>
              <table:table-cell office:value-type="float" office:value="0.420273">
                <text:p>0.420273</text:p>
                <draw:g>
                  <svg:desc>Лист1.D5:Лист1.D5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